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3be" officeooo:paragraph-rsid="000723be"/>
    </style:style>
    <style:style style:name="P2" style:family="paragraph" style:parent-style-name="Text_20_body">
      <style:text-properties officeooo:rsid="000723be" officeooo:paragraph-rsid="000723be"/>
    </style:style>
    <style:style style:name="T1" style:family="text">
      <style:text-properties officeooo:rsid="000764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netiscope maintenance</text:h>
      <text:p text:style-name="P1">Possible issues:</text:p>
      <text:h text:style-name="Heading_20_2" text:outline-level="2">No display from projector</text:h>
      <text:p text:style-name="P1">Remove the grey plastic mechanical unit from the wooden projectors.</text:p>
      <text:p text:style-name="P1">This is done with an M6 allen key to remove the bolts on the side of the unit.</text:p>
      <text:p text:style-name="P1">There are 6 of these.</text:p>
      <text:p text:style-name="P1">There is a piece of wood to hold the grey mechanical unit in place.</text:p>
      <text:p text:style-name="P1">This is removed by loosening the two wood screws.</text:p>
      <text:p text:style-name="P1"/>
      <text:p text:style-name="P1">Open the grey mechanical unit using the handle.</text:p>
      <text:p text:style-name="P1"/>
      <text:p text:style-name="P1">When the film tension is not correct you can sometimes <text:span text:style-name="T1">s</text:span>ee that too much film has been pulled from the looper.</text:p>
      <text:p text:style-name="P1"/>
      <text:p text:style-name="P1">To get film tension correct:</text:p>
      <text:p text:style-name="P1"/>
      <text:p text:style-name="P1">Ensure the film is wrapped around the looper and that</text:p>
      <text:p text:style-name="P1">the tension is OK (there needs to be enough space in the </text:p>
      <text:p text:style-name="P1">film to allow the centre film to exit the looper from the</text:p>
      <text:p text:style-name="P1">middle – this needs approximately a pencils width of space).</text:p>
      <text:p text:style-name="P1"/>
      <text:p text:style-name="P1">Carefully rotate the drive motor (shown on diagram) to pull the film around. This can be </text:p>
      <text:p text:style-name="P1">rotated by hand when the unit is not powered.</text:p>
      <text:p text:style-name="P1"/>
      <text:p text:style-name="P1">The drive motor teeth must engage in the film holes.</text:p>
      <text:p text:style-name="P1">Sometimes this slips, but should restore itself.</text:p>
      <text:p text:style-name="P1"/>
      <text:p text:style-name="P1">With lots of film then the film around the looper might pull tight and </text:p>
      <text:p text:style-name="P1">stick.</text:p>
      <text:p text:style-name="P1">The film needs to be loosened by careful pulling and ‘shuffling’ of the film.</text:p>
      <text:p text:style-name="P1">Use the drive motor to pull the film around a few times. This will help</text:p>
      <text:p text:style-name="P1">loosen the film around the looper. This can be done by carefully turning</text:p>
      <text:p text:style-name="P1">the drive motor by hand (do not do this with power applied or crank turned).</text:p>
      <text:p text:style-name="P1"/>
      <text:p text:style-name="P1">The looper film guide stops all the film from springing off the looper.</text:p>
      <text:p text:style-name="P1">The angle of the looper film guide can be altered to ensure the film is kept</text:p>
      <text:p text:style-name="P1">in place.</text:p>
      <text:p text:style-name="P1"/>
      <text:p text:style-name="P1">For the arch unit it was found to be best positioned at an angle of 5 c’clock.</text:p>
      <text:p text:style-name="P1">Ensure the film can feed through easily when the drive motor is turned.</text:p>
      <text:p text:style-name="P1"/>
      <text:h text:style-name="Heading_20_2" text:outline-level="2">Hand crank not turning</text:h>
      <text:p text:style-name="P2">Remove the handle and contact us.</text:p>
      <text:p text:style-name="P2"/>
      <text:p text:style-name="P1"/>
      <text:p text:style-name="P1"/>
      <text:p text:style-name="P1"/>
      <text:p text:style-name="P1"><text:soft-page-break/>If this has not improved the sitation then please contact 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4S</meta:editing-duration>
    <meta:editing-cycles>4</meta:editing-cycles>
    <meta:generator>LibreOffice/5.3.4.2$Windows_X86_64 LibreOffice_project/f82d347ccc0be322489bf7da61d7e4ad13fe2ff3</meta:generator>
    <dc:date>2017-10-01T14:55:35.398000000</dc:date>
    <meta:document-statistic meta:table-count="0" meta:image-count="0" meta:object-count="0" meta:page-count="2" meta:paragraph-count="33" meta:word-count="337" meta:character-count="1786" meta:non-whitespace-character-count="1478"/>
    <meta:user-defined meta:name="Info 1"/>
    <meta:user-defined meta:name="Info 2"/>
    <meta:user-defined meta:name="Info 3"/>
    <meta:user-defined meta:name="Info 4"/>
  </office:meta>
</office:document-meta>
</file>